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1525AD74C983D2AD25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3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1.075cm"/>
    </style:style>
    <style:style style:name="gr3" style:family="graphic" style:parent-style-name="standard">
      <style:graphic-properties draw:textarea-horizontal-align="justify" draw:textarea-vertical-align="middle" draw:auto-grow-height="false" fo:min-height="0.05cm" fo:min-width="1.075cm"/>
    </style:style>
    <style:style style:name="gr4" style:family="graphic" style:parent-style-name="standard">
      <style:graphic-properties draw:textarea-horizontal-align="justify" draw:textarea-vertical-align="middle" draw:auto-grow-height="false" fo:min-height="0.09cm" fo:min-width="1.11cm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fo:background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4pt" fo:font-weight="bold" fo:background-color="#ffffff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4.599cm" svg:x="0cm" svg:y="0cm">
          <draw:image xlink:href="Pictures/10000000000004B0000001525AD74C983D2AD253.jpg" xlink:type="simple" xlink:show="embed" xlink:actuate="onLoad" loext:mime-type="image/jpeg">
            <text:p/>
          </draw:image>
        </draw:frame>
        <draw:custom-shape draw:style-name="gr2" draw:text-style-name="P2" draw:layer="layout" svg:width="1.8cm" svg:height="0.5cm" svg:x="5.4cm" svg:y="1.8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cm" svg:height="0.5cm" svg:x="13.9cm" svg:y="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cm" svg:height="0.5cm" draw:transform="rotate (-3.14159265358979) translate (16.3cm 3.6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cm" svg:height="0.5cm" draw:transform="rotate (-3.14159265358979) translate (7.4cm 3.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8cm" svg:height="0.6cm" draw:transform="rotate (-3.14159265358979) translate (3.3cm 2.4cm)">
          <text:p/>
          <draw:enhanced-geometry svg:viewBox="0 0 21600 21600" draw:text-areas="?f7 ?f0 21600 ?f2" draw:type="left-arrow" draw:modifiers="4017.76790671849 4672.212978369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8cm" svg:height="0.6cm" draw:transform="rotate (-3.14159265358979) translate (12.1cm 2.4cm)">
          <text:p/>
          <draw:enhanced-geometry svg:viewBox="0 0 21600 21600" draw:text-areas="?f7 ?f0 21600 ?f2" draw:type="left-arrow" draw:modifiers="4017.76790671849 4672.212978369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8cm" svg:height="0.6cm" svg:x="9.3cm" svg:y="3.1cm">
          <text:p/>
          <draw:enhanced-geometry svg:viewBox="0 0 21600 21600" draw:text-areas="?f7 ?f0 21600 ?f2" draw:type="left-arrow" draw:modifiers="4017.76790671849 4672.212978369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8cm" svg:height="0.6cm" svg:x="17.5cm" svg:y="3.1cm">
          <text:p/>
          <draw:enhanced-geometry svg:viewBox="0 0 21600 21600" draw:text-areas="?f7 ?f0 21600 ?f2" draw:type="left-arrow" draw:modifiers="4017.76790671849 4672.212978369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3.5cm" svg:height="0.806cm" svg:x="8.3cm" svg:y="-0.1cm">
          <draw:text-box>
            <text:p><text:span text:style-name="T1">Primer pairs</text:span></text:p>
          </draw:text-box>
        </draw:frame>
        <draw:frame draw:style-name="gr5" draw:text-style-name="P4" draw:layer="layout" svg:width="0.3cm" svg:height="0.806cm" svg:x="11.002cm" svg:y="2.2cm">
          <draw:text-box>
            <text:p><text:span text:style-name="T2">3</text:span></text:p>
          </draw:text-box>
        </draw:frame>
        <draw:frame draw:style-name="gr5" draw:text-style-name="P4" draw:layer="layout" svg:width="0.3cm" svg:height="0.806cm" svg:x="16.002cm" svg:y="2.2cm">
          <draw:text-box>
            <text:p><text:span text:style-name="T2">3</text:span></text:p>
          </draw:text-box>
        </draw:frame>
        <draw:frame draw:style-name="gr5" draw:text-style-name="P4" draw:layer="layout" svg:width="0.3cm" svg:height="0.806cm" svg:x="14.052cm" svg:y="3.55cm">
          <draw:text-box>
            <text:p><text:span text:style-name="T2">4</text:span></text:p>
          </draw:text-box>
        </draw:frame>
        <draw:frame draw:style-name="gr5" draw:text-style-name="P4" draw:layer="layout" svg:width="0.3cm" svg:height="0.806cm" svg:x="18.202cm" svg:y="3.55cm">
          <draw:text-box>
            <text:p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1T11:50:02.529746091</dc:date>
    <meta:editing-duration>PT17M22S</meta:editing-duration>
    <meta:editing-cycles>5</meta:editing-cycles>
    <meta:generator>LibreOffice/6.4.7.2$Linux_X86_64 LibreOffice_project/40$Build-2</meta:generator>
    <meta:document-statistic meta:object-count="14"/>
  </office:meta>
</office:document-meta>
</file>